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position="0% 100%"/>
    </style:style>
    <style:style style:name="P2" style:family="paragraph" style:parent-style-name="Standard">
      <style:text-properties style:text-position="0% 100%"/>
    </style:style>
    <style:style style:name="P3" style:family="paragraph" style:parent-style-name="Standard" style:list-style-name="L1">
      <style:text-properties style:text-position="0% 100%"/>
    </style:style>
    <style:style style:name="P4" style:family="paragraph" style:parent-style-name="Standard" style:list-style-name="L2">
      <style:text-properties style:text-position="0% 100%"/>
    </style:style>
    <style:style style:name="P5" style:family="paragraph" style:parent-style-name="Standard" style:list-style-name="L3">
      <style:text-properties style:text-position="0% 100%"/>
    </style:style>
    <style:style style:name="T1" style:family="text">
      <style:text-properties style:text-position="0% 100%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 Introduction To Parallel Processing</text:p>
      <text:p text:style-name="Standard"/>
      <text:p text:style-name="Standard">Parallel computing is, simply, solving computational problems through the simultaneous use of multiple computing resources. This is done as such:</text:p>
      <text:list xml:id="list1935408061" text:style-name="L1">
        <text:list-item>
          <text:p text:style-name="P3">Running using multiple CPU's</text:p>
        </text:list-item>
        <text:list-item>
          <text:p text:style-name="P3">The problem is broken down into parts that can then be solved concurrently</text:p>
        </text:list-item>
        <text:list-item>
          <text:p text:style-name="P3">Each part is further broken down to a series of instructions</text:p>
        </text:list-item>
        <text:list-item>
          <text:p text:style-name="P3">Instructions from each part execute simultaneously on different CPU's</text:p>
        </text:list-item>
      </text:list>
      <text:p text:style-name="P1"/>
      <text:p text:style-name="P1"><draw:frame draw:style-name="fr1" draw:name="graphics1" text:anchor-type="as-char" svg:y="-8.558cm" svg:width="19.001cm" svg:height="8.525cm" draw:z-index="0"><draw:image xlink:href="https://computing.llnl.gov/tutorials/parallel_comp/images/parallelProblem2.gif" xlink:type="simple" xlink:show="embed" xlink:actuate="onLoad"/></draw:frame> </text:p>
      <text:p text:style-name="P1"/>
      <text:p text:style-name="P1">this could be done with:</text:p>
      <text:list xml:id="list2029033669" text:style-name="L2">
        <text:list-item>
          <text:p text:style-name="P4">A single computer with multiple processors</text:p>
        </text:list-item>
        <text:list-item>
          <text:p text:style-name="P4">A number of networked computers</text:p>
        </text:list-item>
        <text:list-item>
          <text:p text:style-name="P4">combing the two</text:p>
        </text:list-item>
      </text:list>
      <text:p text:style-name="P1"/>
      <text:p text:style-name="P1">of course there are caveats on problems when we use parallel processing, such that we must be able to break the problem down.</text:p>
      <text:p text:style-name="P1"/>
      <text:p text:style-name="P1">Why use parallel computing?</text:p>
      <text:list xml:id="list1975397732" text:style-name="L3">
        <text:list-item>
          <text:p text:style-name="P5">Save time and/or money</text:p>
        </text:list-item>
        <text:list-item>
          <text:p text:style-name="P5">solve larger problems</text:p>
        </text:list-item>
        <text:list-item>
          <text:p text:style-name="P5">provide concurrency</text:p>
        </text:list-item>
        <text:list-item>
          <text:p text:style-name="P5">use of non-local resources</text:p>
        </text:list-item>
      </text:list>
      <text:p text:style-name="P1"/>
      <text:p text:style-name="Standard"><text:span text:style-name="T1">The use of parallel computing has been widely implemented in industry, </text:span><text:span text:style-name="T1">due to the understanding that the increase in performance must come from the increase in the number of processors rather that the increased speed of a single processor. </text:span><text:span text:style-name="T1">It has been successfully implemented in many areas such as high performance computing, servers, graphics accelerators, and many </text:span><text:span text:style-name="T1">ebbed</text:span><text:span text:style-name="T1"> systems. </text:span><text:span text:style-name="T1">[2]</text:span></text:p>
      <text:p text:style-name="P1"/>
      <text:p text:style-name="P1"/>
      <text:p text:style-name="P1">[1] - <text:a xlink:type="simple" xlink:href="https://computing.llnl.gov/tutorials/parallel_comp/#Whatis">https://computing.llnl.gov/tutorials/parallel_comp/#Whatis</text:a></text:p>
      <text:p text:style-name="P1">[2] - http://www.upcrc.illinois.edu/documents/UPCRC_Whitepaper.pdf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useful? - <text:s/>http://www.climatemodeling.org/~forrest/osdj-2000-11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8T23:38:25.61</meta:creation-date>
    <dc:date>2013-03-06T10:35:52</dc:date>
    <meta:editing-duration>PT1H7M6S</meta:editing-duration>
    <meta:editing-cycles>24</meta:editing-cycles>
    <meta:generator>LibreOffice/3.5$Linux_X86_64 LibreOffice_project/350m1$Build-2</meta:generator>
    <dc:creator>Luke Cheeseman</dc:creator>
    <meta:document-statistic meta:table-count="0" meta:image-count="1" meta:object-count="0" meta:page-count="2" meta:paragraph-count="21" meta:word-count="201" meta:character-count="1359" meta:non-whitespace-character-count="1186"/>
  </office:meta>
</office:document-meta>
</file>